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7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33mm"/>
    </style:style>
    <style:style style:name="ro1" style:family="table-row">
      <style:table-row-properties style:row-height="6.33mm" fo:break-before="auto" style:use-optimal-row-height="fals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9ac0cd" fo:border="0.06pt solid #000000"/>
    </style:style>
    <style:style style:name="ce5" style:family="table-cell" style:parent-style-name="Default">
      <style:table-cell-properties fo:background-color="#999999" fo:border="0.06pt solid #000000"/>
    </style:style>
    <style:style style:name="ce6" style:family="table-cell" style:parent-style-name="Default">
      <style:table-cell-properties fo:background-color="#dddddd"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KNN on HOG features:</text:p>
          </table:table-cell>
          <table:table-cell office:value-type="string" calcext:value-type="string">
            <text:p>by_style:</text:p>
          </table:table-cell>
          <table:table-cell office:value-type="float" office:value="0.58118556701" calcext:value-type="float">
            <text:p>0.581185567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y_country:</text:p>
          </table:table-cell>
          <table:table-cell office:value-type="float" office:value="0.735824742268" calcext:value-type="float">
            <text:p>0.735824742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by_product:</text:p>
          </table:table-cell>
          <table:table-cell table:style-name="ce6" office:value-type="float" office:value="0.792525773196" calcext:value-type="float">
            <text:p>0.7925257732</text:p>
          </table:table-cell>
          <table:table-cell table:number-columns-repeated="5"/>
        </table:table-row>
        <table:table-row table:style-name="ro3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" office:value-type="string" calcext:value-type="string" table:number-columns-spanned="1" table:number-rows-spanned="3">
            <text:p>KNN on SIFT features:</text:p>
          </table:table-cell>
          <table:table-cell table:style-name="ce4" office:value-type="string" calcext:value-type="string">
            <text:p>by_style: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5"/>
        </table:table-row>
        <table:table-row table:style-name="ro3">
          <table:covered-table-cell/>
          <table:table-cell table:style-name="ce4" office:value-type="string" calcext:value-type="string">
            <text:p>by_country: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5"/>
        </table:table-row>
        <table:table-row table:style-name="ro3">
          <table:covered-table-cell/>
          <table:table-cell table:style-name="ce4" office:value-type="string" calcext:value-type="string">
            <text:p>by_product: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 table:number-columns-spanned="1" table:number-rows-spanned="3">
            <text:p>KNN on surf features:</text:p>
          </table:table-cell>
          <table:table-cell office:value-type="string" calcext:value-type="string">
            <text:p>by_style:</text:p>
          </table:table-cell>
          <table:table-cell office:value-type="float" office:value="0.16" calcext:value-type="float">
            <text:p>0.16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by_country:</text:p>
          </table:table-cell>
          <table:table-cell office:value-type="float" office:value="0.42" calcext:value-type="float">
            <text:p>0.42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by_product:</text:p>
          </table:table-cell>
          <table:table-cell office:value-type="float" office:value="0.52" calcext:value-type="float">
            <text:p>0.52</text:p>
          </table:table-cell>
          <table:table-cell table:number-columns-repeated="5"/>
        </table:table-row>
        <table:table-row table:style-name="ro3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" office:value-type="string" calcext:value-type="string" table:number-columns-spanned="1" table:number-rows-spanned="4">
            <text:p>KNN on histograms_rgb:</text:p>
          </table:table-cell>
          <table:table-cell table:style-name="ce5"/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3">
          <table:covered-table-cell/>
          <table:table-cell office:value-type="string" calcext:value-type="string">
            <text:p>by_style:</text:p>
          </table:table-cell>
          <table:table-cell office:value-type="float" office:value="0.171717171717" calcext:value-type="float">
            <text:p>0.1717171717</text:p>
          </table:table-cell>
          <table:table-cell table:number-columns-repeated="2" table:style-name="ce3" office:value-type="float" office:value="0.20202020202" calcext:value-type="float">
            <text:p>0.202020202</text:p>
          </table:table-cell>
          <table:table-cell table:style-name="ce3" office:value-type="float" office:value="0.181818181818" calcext:value-type="float">
            <text:p>0.1818181818</text:p>
          </table:table-cell>
          <table:table-cell table:style-name="ce3" office:value-type="float" office:value="0.111111111111" calcext:value-type="float">
            <text:p>0.1111111111</text:p>
          </table:table-cell>
          <table:table-cell table:style-name="ce3" office:value-type="float" office:value="0.131313131313" calcext:value-type="float">
            <text:p>0.1313131313</text:p>
          </table:table-cell>
        </table:table-row>
        <table:table-row table:style-name="ro3">
          <table:covered-table-cell/>
          <table:table-cell office:value-type="string" calcext:value-type="string">
            <text:p>by_country:</text:p>
          </table:table-cell>
          <table:table-cell office:value-type="float" office:value="0.408163265306" calcext:value-type="float">
            <text:p>0.4081632653</text:p>
          </table:table-cell>
          <table:table-cell table:number-columns-repeated="2" table:style-name="ce3" office:value-type="float" office:value="0.418367346939" calcext:value-type="float">
            <text:p>0.4183673469</text:p>
          </table:table-cell>
          <table:table-cell table:style-name="ce3" office:value-type="float" office:value="0.408163265306" calcext:value-type="float">
            <text:p>0.408163265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377551020408" calcext:value-type="float">
            <text:p>0.3775510204</text:p>
          </table:table-cell>
        </table:table-row>
        <table:table-row table:style-name="ro3">
          <table:covered-table-cell/>
          <table:table-cell office:value-type="string" calcext:value-type="string">
            <text:p>by_product:</text:p>
          </table:table-cell>
          <table:table-cell office:value-type="float" office:value="0.438775510204" calcext:value-type="float">
            <text:p>0.4387755102</text:p>
          </table:table-cell>
          <table:table-cell table:style-name="ce3" office:value-type="float" office:value="0.469387755102" calcext:value-type="float">
            <text:p>0.4693877551</text:p>
          </table:table-cell>
          <table:table-cell table:style-name="ce3" office:value-type="float" office:value="0.459183673469" calcext:value-type="float">
            <text:p>0.4591836735</text:p>
          </table:table-cell>
          <table:table-cell table:number-columns-repeated="2" table:style-name="ce3" office:value-type="float" office:value="0.510204081633" calcext:value-type="float">
            <text:p>0.5102040816</text:p>
          </table:table-cell>
          <table:table-cell table:style-name="ce3" office:value-type="float" office:value="0.5" calcext:value-type="float">
            <text:p>0.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KNN on histograms_hsv:</text:p>
          </table:table-cell>
          <table:table-cell table:style-name="ce5"/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3">
          <table:covered-table-cell/>
          <table:table-cell office:value-type="string" calcext:value-type="string">
            <text:p>by_style:</text:p>
          </table:table-cell>
          <table:table-cell office:value-type="float" office:value="0.171717171717" calcext:value-type="float">
            <text:p>0.1717171717</text:p>
          </table:table-cell>
          <table:table-cell table:number-columns-repeated="2" table:style-name="ce3" office:value-type="float" office:value="0.20202020202" calcext:value-type="float">
            <text:p>0.202020202</text:p>
          </table:table-cell>
          <table:table-cell table:style-name="ce3" office:value-type="float" office:value="0.181818181818" calcext:value-type="float">
            <text:p>0.1818181818</text:p>
          </table:table-cell>
          <table:table-cell table:style-name="ce3" office:value-type="float" office:value="0.111111111111" calcext:value-type="float">
            <text:p>0.1111111111</text:p>
          </table:table-cell>
          <table:table-cell table:style-name="ce3" office:value-type="float" office:value="0.131313131313" calcext:value-type="float">
            <text:p>0.1313131313</text:p>
          </table:table-cell>
        </table:table-row>
        <table:table-row table:style-name="ro3">
          <table:covered-table-cell/>
          <table:table-cell office:value-type="string" calcext:value-type="string">
            <text:p>by_country:</text:p>
          </table:table-cell>
          <table:table-cell office:value-type="float" office:value="0.408163265306" calcext:value-type="float">
            <text:p>0.4081632653</text:p>
          </table:table-cell>
          <table:table-cell table:number-columns-repeated="2" table:style-name="ce3" office:value-type="float" office:value="0.418367346939" calcext:value-type="float">
            <text:p>0.4183673469</text:p>
          </table:table-cell>
          <table:table-cell table:style-name="ce3" office:value-type="float" office:value="0.408163265306" calcext:value-type="float">
            <text:p>0.408163265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377551020408" calcext:value-type="float">
            <text:p>0.3775510204</text:p>
          </table:table-cell>
        </table:table-row>
        <table:table-row table:style-name="ro3">
          <table:covered-table-cell/>
          <table:table-cell office:value-type="string" calcext:value-type="string">
            <text:p>by_product:</text:p>
          </table:table-cell>
          <table:table-cell office:value-type="float" office:value="0.438775510204" calcext:value-type="float">
            <text:p>0.4387755102</text:p>
          </table:table-cell>
          <table:table-cell table:style-name="ce3" office:value-type="float" office:value="0.469387755102" calcext:value-type="float">
            <text:p>0.4693877551</text:p>
          </table:table-cell>
          <table:table-cell table:style-name="ce3" office:value-type="float" office:value="0.459183673469" calcext:value-type="float">
            <text:p>0.4591836735</text:p>
          </table:table-cell>
          <table:table-cell table:number-columns-repeated="2" table:style-name="ce3" office:value-type="float" office:value="0.510204081633" calcext:value-type="float">
            <text:p>0.5102040816</text:p>
          </table:table-cell>
          <table:table-cell table:style-name="ce3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8:11:36.149271060</meta:creation-date>
    <dc:date>2018-04-08T19:00:06.390008485</dc:date>
    <meta:editing-duration>PT7M49S</meta:editing-duration>
    <meta:editing-cycles>1</meta:editing-cycles>
    <meta:document-statistic meta:table-count="1" meta:cell-count="77" meta:object-count="0"/>
    <meta:generator>LibreOffice/5.1.6.2$Linux_X86_64 LibreOffice_project/10m0$Build-2</meta:generator>
  </office:meta>
</office:document-meta>
</file>